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enlo" svg:font-family="Menlo, Monaco, Consolas, 'Courier New', monospace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997cm" fo:margin-left="0.076cm" fo:margin-top="0cm" fo:margin-bottom="0cm" table:align="left" style:writing-mode="lr-tb"/>
    </style:style>
    <style:style style:name="Таблица1.A" style:family="table-column">
      <style:table-column-properties style:column-width="10.522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74cm"/>
    </style:style>
    <style:style style:name="Таблица1.1" style:family="table-row">
      <style:table-row-properties style:min-row-height="0.706cm" fo:keep-together="auto"/>
    </style:style>
    <style:style style:name="Таблица1.A1" style:family="table-cell">
      <style:table-cell-properties fo:background-color="transparent" fo:padding="0.097cm" fo:border="0.25pt solid #000000">
        <style:background-image/>
      </style:table-cell-properties>
    </style:style>
    <style:style style:name="Таблица1.2" style:family="table-row">
      <style:table-row-properties style:min-row-height="1.423cm" fo:keep-together="auto"/>
    </style:style>
    <style:style style:name="Таблица1.A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Таблица1.3" style:family="table-row">
      <style:table-row-properties style:min-row-height="1.402cm"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style:min-row-height="1.903cm" fo:keep-together="auto"/>
    </style:style>
    <style:style style:name="Таблица1.A6" style:family="table-cell">
      <style:table-cell-properties fo:background-color="transparent" fo:padding="0.097cm" fo:border-left="0.25pt solid #000000" fo:border-right="0.25pt solid #000000" fo:border-top="none" fo:border-bottom="0.5pt solid #000000">
        <style:background-image/>
      </style:table-cell-properties>
    </style:style>
    <style:style style:name="Таблица1.7" style:family="table-row">
      <style:table-row-properties style:min-row-height="1.716cm" fo:keep-together="auto"/>
    </style:style>
    <style:style style:name="Таблица1.A7" style:family="table-cell">
      <style:table-cell-properties fo:background-color="transparent" fo:padding="0.097cm" fo:border="0.5pt solid #000000">
        <style:background-image/>
      </style:table-cell-properties>
    </style:style>
    <style:style style:name="Таблица1.8" style:family="table-row">
      <style:table-row-properties style:min-row-height="1.443cm" fo:keep-together="auto"/>
    </style:style>
    <style:style style:name="P1" style:family="paragraph" style:parent-style-name="Footnote">
      <style:paragraph-properties fo:orphans="0" fo:widows="0"/>
    </style:style>
    <style:style style:name="P2" style:family="paragraph" style:parent-style-name="Normal_20__28_Web_29_">
      <style:paragraph-properties fo:margin-top="0cm" fo:margin-bottom="0.21cm" style:contextual-spacing="false" fo:orphans="0" fo:widows="0"/>
      <style:text-properties fo:font-weight="bold" officeooo:paragraph-rsid="000c3b2c" style:font-weight-asian="bold" style:font-weight-complex="bold"/>
    </style:style>
    <style:style style:name="P3" style:family="paragraph" style:parent-style-name="Normal_20__28_Web_29_">
      <style:paragraph-properties fo:margin-top="0cm" fo:margin-bottom="0.21cm" style:contextual-spacing="false" fo:orphans="0" fo:widows="0"/>
      <style:text-properties fo:language="en" fo:country="US" officeooo:rsid="000c3b2c" officeooo:paragraph-rsid="000c3b2c" style:font-name-asian="Times New Roman1" style:font-name-complex="Times New Roman1" style:language-complex="ar" style:country-complex="SA"/>
    </style:style>
    <style:style style:name="P4" style:family="paragraph" style:parent-style-name="Standard_20__28_user_29_">
      <style:paragraph-properties fo:text-align="center" style:justify-single-word="false"/>
      <style:text-properties officeooo:paragraph-rsid="000c3b2c"/>
    </style:style>
    <style:style style:name="P5" style:family="paragraph" style:parent-style-name="Standard_20__28_user_29_">
      <style:paragraph-properties fo:text-align="center" style:justify-single-word="false"/>
      <style:text-properties fo:language="ru" fo:country="RU" officeooo:paragraph-rsid="000c3b2c"/>
    </style:style>
    <style:style style:name="P6" style:family="paragraph" style:parent-style-name="Standard_20__28_user_29_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  <style:text-properties officeooo:paragraph-rsid="000c3b2c"/>
    </style:style>
    <style:style style:name="P7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 officeooo:paragraph-rsid="000c3b2c"/>
    </style:style>
    <style:style style:name="P8" style:family="paragraph" style:parent-style-name="Standard_20__28_user_29_">
      <style:text-properties officeooo:paragraph-rsid="000c3b2c"/>
    </style:style>
    <style:style style:name="P9" style:family="paragraph" style:parent-style-name="Standard_20__28_user_29_">
      <style:paragraph-properties fo:text-align="start" style:justify-single-word="false">
        <style:tab-stops>
          <style:tab-stop style:position="5.609cm"/>
          <style:tab-stop style:position="17.253cm"/>
        </style:tab-stops>
      </style:paragraph-properties>
      <style:text-properties officeooo:paragraph-rsid="000c3b2c"/>
    </style:style>
    <style:style style:name="P10" style:family="paragraph" style:parent-style-name="Standard_20__28_user_29_" style:master-page-name="Standard">
      <style:paragraph-properties fo:text-align="center" style:justify-single-word="false" style:page-number="auto"/>
      <style:text-properties officeooo:paragraph-rsid="000c3b2c"/>
    </style:style>
    <style:style style:name="P11" style:family="paragraph" style:parent-style-name="Table_20_Contents">
      <style:paragraph-properties fo:orphans="0" fo:widows="0"/>
      <style:text-properties fo:language="ru" fo:country="RU" officeooo:paragraph-rsid="000c3b2c"/>
    </style:style>
    <style:style style:name="P12" style:family="paragraph" style:parent-style-name="Table_20_Contents">
      <style:paragraph-properties fo:text-align="center" style:justify-single-word="false" fo:orphans="0" fo:widows="0"/>
      <style:text-properties fo:language="ru" fo:country="RU" officeooo:paragraph-rsid="000c3b2c"/>
    </style:style>
    <style:style style:name="P13" style:family="paragraph" style:parent-style-name="Table_20_Contents">
      <style:paragraph-properties fo:orphans="0" fo:widows="0"/>
      <style:text-properties fo:font-weight="bold" officeooo:paragraph-rsid="000c3b2c" style:font-weight-asian="bold" style:font-weight-complex="bold"/>
    </style:style>
    <style:style style:name="P14" style:family="paragraph" style:parent-style-name="Table_20_Contents">
      <style:paragraph-properties fo:orphans="0" fo:widows="0"/>
      <style:text-properties officeooo:paragraph-rsid="000c3b2c"/>
    </style:style>
    <style:style style:name="P15" style:family="paragraph" style:parent-style-name="Table_20_Contents">
      <style:paragraph-properties fo:text-align="center" style:justify-single-word="false" fo:orphans="0" fo:widows="0"/>
      <style:text-properties officeooo:paragraph-rsid="000c3b2c"/>
    </style:style>
    <style:style style:name="P16" style:family="paragraph" style:parent-style-name="Table_20_Contents">
      <style:paragraph-properties fo:text-align="center" style:justify-single-word="false" fo:orphans="0" fo:widows="0"/>
      <style:text-properties officeooo:rsid="000c3b2c" officeooo:paragraph-rsid="000c3b2c"/>
    </style:style>
    <style:style style:name="P17" style:family="paragraph" style:parent-style-name="Table_20_Contents" style:list-style-name="WWNum4">
      <style:paragraph-properties fo:margin-left="0.672cm" fo:margin-right="0cm" fo:orphans="0" fo:widows="0" fo:text-indent="-0.635cm" style:auto-text-indent="false"/>
      <style:text-properties officeooo:paragraph-rsid="000c3b2c"/>
    </style:style>
    <style:style style:name="P18" style:family="paragraph" style:parent-style-name="Table_20_Contents" style:list-style-name="WWNum4">
      <style:paragraph-properties fo:margin-left="0.672cm" fo:margin-right="0cm" fo:orphans="0" fo:widows="0" fo:text-indent="-0.635cm" style:auto-text-indent="false"/>
      <style:text-properties fo:language="ru" fo:country="RU" officeooo:paragraph-rsid="000c3b2c"/>
    </style:style>
    <style:style style:name="P19" style:family="paragraph" style:parent-style-name="Table_20_Contents" style:list-style-name="WWNum2">
      <style:paragraph-properties fo:margin-left="0.672cm" fo:margin-right="0cm" fo:orphans="0" fo:widows="0" fo:text-indent="-0.635cm" style:auto-text-indent="false"/>
      <style:text-properties fo:language="ru" fo:country="RU" officeooo:paragraph-rsid="000dca51"/>
    </style:style>
    <style:style style:name="P20" style:family="paragraph" style:parent-style-name="Table_20_Contents" style:list-style-name="WWNum3">
      <style:paragraph-properties fo:margin-left="0.672cm" fo:margin-right="0cm" fo:orphans="0" fo:widows="0" fo:text-indent="-0.672cm" style:auto-text-indent="false"/>
      <style:text-properties fo:language="ru" fo:country="RU" officeooo:rsid="000dca51" officeooo:paragraph-rsid="000dca51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fo:font-style="italic" style:text-underline-style="solid" style:text-underline-width="auto" style:text-underline-color="font-color" style:font-style-asian="italic"/>
    </style:style>
    <style:style style:name="T4" style:family="text">
      <style:text-properties fo:language="ru" fo:country="RU" fo:font-style="italic" style:font-style-asian="italic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officeooo:rsid="000c3b2c"/>
    </style:style>
    <style:style style:name="T8" style:family="text">
      <style:text-properties fo:font-style="italic" style:text-underline-style="solid" style:text-underline-width="auto" style:text-underline-color="font-color" style:font-style-asian="italic"/>
    </style:style>
    <style:style style:name="T9" style:family="text">
      <style:text-properties style:text-position="super 58%" fo:language="ru" fo:country="RU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c3b2c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style:font-name="Arial" fo:font-size="10pt" fo:language="ru" fo:country="RU" fo:background-color="#ffffff" loext:char-shading-value="0" style:font-size-asian="10pt" style:font-name-complex="Arial1" style:font-size-complex="10pt"/>
    </style:style>
    <style:style style:name="T14" style:family="text">
      <style:text-properties style:font-name="Arial" fo:font-size="10pt" fo:background-color="#ffffff" loext:char-shading-value="0" style:font-size-asian="10pt" style:font-name-complex="Arial1" style:font-size-complex="10pt"/>
    </style:style>
    <style:style style:name="T15" style:family="text">
      <style:text-properties fo:color="#222222" loext:opacity="100%" style:font-name="Times New Roman" fo:font-size="12pt" officeooo:rsid="000dca51" fo:background-color="#ffffff" loext:char-shading-value="0" style:font-name-asian="Times New Roman1" style:font-size-asian="12pt" style:font-name-complex="Times New Roman1" style:font-size-complex="12pt"/>
    </style:style>
    <style:style style:name="T16" style:family="text">
      <style:text-properties fo:color="#222222" loext:opacity="100%" style:font-name="Liberation Serif" fo:font-size="12pt" officeooo:rsid="000c3b2c" fo:background-color="#ffffff" loext:char-shading-value="0" style:font-name-asian="Times New Roman1" style:font-size-asian="12pt" style:font-name-complex="Times New Roman1" style:font-size-complex="12pt"/>
    </style:style>
    <style:style style:name="T17" style:family="text">
      <style:text-properties fo:color="#222222" loext:opacity="100%" style:font-name="Liberation Serif" fo:font-size="12pt" fo:language="ru" fo:country="RU" officeooo:rsid="000c3b2c" fo:background-color="#ffffff" loext:char-shading-value="0" style:font-name-asian="Times New Roman1" style:font-size-asian="12pt" style:font-name-complex="Times New Roman1" style:font-size-complex="12pt"/>
    </style:style>
    <style:style style:name="T18" style:family="text">
      <style:text-properties fo:font-variant="normal" fo:text-transform="none" fo:color="#222222" loext:opacity="100%" style:font-name="Liberation Serif" fo:font-size="12pt" fo:letter-spacing="normal" fo:language="ru" fo:country="RU" fo:font-style="normal" fo:font-weight="normal" officeooo:rsid="000c3b2c" fo:background-color="#ffffff" loext:char-shading-value="0" style:font-name-asian="Times New Roman1" style:font-size-asian="12pt" style:font-name-complex="Times New Roman1" style:font-size-complex="12pt"/>
    </style:style>
    <style:style style:name="T19" style:family="text">
      <style:text-properties fo:font-variant="normal" fo:text-transform="none" fo:color="#383a42" loext:opacity="100%" style:font-name="Menlo" fo:font-size="10.5pt" fo:letter-spacing="normal" fo:font-style="normal" fo:font-weight="normal" officeooo:rsid="000c3b2c" fo:background-color="#ffffff" loext:char-shading-value="0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Университет ИТМО, факультет программной инженерии и компьютерной техники </text:span></text:p>
      <text:p text:style-name="P4"><text:span text:style-name="T1">Двухнедельная отчётная работа по «Информатике»: аннотация к статье</text:span></text:p>
      <text:p text:style-name="P4"><text:span text:style-name="T1">Дата лекции: 01.10.2020<text:tab/><text:tab/>Дата сдачи: 15.10.2020</text:span></text:p>
      <text:p text:style-name="P5"/>
      <text:p text:style-name="P6"><text:span text:style-name="T1">Выполнил(а) </text:span><text:span text:style-name="T2"><text:tab/>Бавыкин Р.А.<text:tab/></text:span><text:span text:style-name="T1">, № группы </text:span><text:span text:style-name="T2"><text:tab/></text:span><text:span text:style-name="T8">P</text:span><text:span text:style-name="T3">3110</text:span><text:span text:style-name="T2"><text:tab/></text:span><text:span text:style-name="T1">, оценка </text:span><text:span text:style-name="T2"><text:tab/></text:span></text:p>
      <text:p text:style-name="P9"><text:span text:style-name="T9"><text:tab/>Фамилия И.О. студента <text:s text:c="131"/>не заполнять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1"><text:span text:style-name="T10">Название статьи/главы книги/видеолекции</text:span></text:p>
            <text:p text:style-name="P13"><text:span text:style-name="T1">Новый облегчённый язык разметки текста на основе парных кавычек (</text:span>pq<text:span text:style-name="T1">)</text:span>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>ФИО автора статьи (или <text:span text:style-name="T12">e</text:span>-<text:span text:style-name="T12">mail</text:span>)</text:p>
            <text:p text:style-name="P3">AlexHost</text:p>
          </table:table-cell>
          <table:table-cell table:style-name="Таблица1.A2" office:value-type="string">
            <text:p text:style-name="P12"><text:span text:style-name="T10">Дата публикации</text:span></text:p>
            <text:p text:style-name="P12"><text:span text:style-name="T10">(не старше 2018 года)</text:span></text:p>
            <text:p text:style-name="P14"><text:span text:style-name="T5"><text:s/></text:span><text:span text:style-name="T1">"</text:span><text:span text:style-name="T7">28</text:span><text:span text:style-name="T1">" </text:span><text:span text:style-name="T7">октября</text:span><text:span text:style-name="T1"> 20</text:span><text:span text:style-name="T7">20</text:span><text:span text:style-name="T1"> г.</text:span></text:p>
          </table:table-cell>
          <table:table-cell table:style-name="Таблица1.C2" office:value-type="string">
            <text:p text:style-name="P15"><text:span text:style-name="T6">Размер статьи </text:span></text:p>
            <text:p text:style-name="P15"><text:span text:style-name="T6">(от 4</text:span><text:span text:style-name="T10">00</text:span><text:span text:style-name="T6"> слов)</text:span></text:p>
            <text:p text:style-name="P16">1007 слов</text:p>
          </table:table-cell>
        </table:table-row>
        <table:table-row table:style-name="Таблица1.3">
          <table:table-cell table:style-name="Таблица1.C2" table:number-columns-spanned="3" office:value-type="string">
            <text:p text:style-name="P14"><text:span text:style-name="T6">Прямая полная ссылка на источник и сокращённая ссылка (</text:span><text:span text:style-name="T10">bit</text:span><text:span text:style-name="T6">.</text:span><text:span text:style-name="T10">ly</text:span><text:span text:style-name="T6">, </text:span><text:span text:style-name="T10">goo</text:span><text:span text:style-name="T6">.</text:span><text:span text:style-name="T10">gl</text:span><text:span text:style-name="T6">, </text:span><text:span text:style-name="T10">tr</text:span><text:span text:style-name="T6">.</text:span><text:span text:style-name="T10">im</text:span><text:span text:style-name="T6"> и т.п.)</text:span></text:p>
            <text:p text:style-name="P14"><text:span text:style-name="Internet_20_link"><text:span text:style-name="T13">https://habr.com/ru/company/alexhost/blog/525394/</text:span></text:span></text:p>
            <text:p text:style-name="P14"><text:span text:style-name="Internet_20_link"><text:span text:style-name="T14">https://bit.ly/3oxTPni</text:span></text:span></text:p>
          </table:table-cell>
          <table:covered-table-cell/>
          <table:covered-table-cell/>
        </table:table-row>
        <table:table-row table:style-name="Таблица1.4">
          <table:table-cell table:style-name="Таблица1.C2" table:number-columns-spanned="3" office:value-type="string">
            <text:p text:style-name="P11"><text:span text:style-name="T10">Теги, ключевые слова или словосочетания</text:span></text:p>
            <text:p text:style-name="P11"><text:span text:style-name="T11">терминал linux, команда find, системное администрирование linux</text:span></text:p>
          </table:table-cell>
          <table:covered-table-cell/>
          <table:covered-table-cell/>
        </table:table-row>
        <table:table-row table:style-name="Таблица1.5">
          <table:table-cell table:style-name="Таблица1.C2" table:number-columns-spanned="3" office:value-type="string">
            <text:p text:style-name="P11"><text:span text:style-name="T10">Перечень фактов, упомянутых в статье - </text:span></text:p>
            <text:list xml:id="list1494550578" text:style-name="WWNum4">
              <text:list-item>
                <text:p text:style-name="P18"><text:span text:style-name="HTML_20_Code"><text:span text:style-name="T16">Команда find позволяет искать файлы не только по названию, но и по дате добавления, содержимому, регулярным выражениям.</text:span></text:span></text:p>
              </text:list-item>
              <text:list-item>
                <text:p text:style-name="P18"><text:span text:style-name="HTML_20_Code"><text:span text:style-name="T16">Данная команда будет полезна системным администраторам для управления дисковым пространством, бэкапа, различных операций с файлами.</text:span></text:span></text:p>
              </text:list-item>
              <text:list-item>
                <text:p text:style-name="P17"><text:span text:style-name="HTML_20_Code"><text:span text:style-name="T17">Синтаксис команды find: </text:span></text:span><text:span text:style-name="HTML_20_Code"><text:span text:style-name="T19">$ find directory-to-search criteria action.</text:span></text:span></text:p>
              </text:list-item>
              <text:list-item>
                <text:p text:style-name="P17"><text:span text:style-name="HTML_20_Code"><text:span text:style-name="T18">Поиск по имени файла -name; поиск по типу файла -type; поиск по размеру файла -size; поиск пустых файлов и каталогов -empty; поиск времни изменеия -cmin; поиск по времени доступа -atime; поиск по именя пользователя -user; поиск по набору решений -perm.</text:span></text:span></text:p>
              </text:list-item>
              <text:list-item>
                <text:p text:style-name="P17"><text:span text:style-name="HTML_20_Code"><text:span text:style-name="T18">Для объединения нескольких критериев в одну команду поиска можно применять операторы -or, -and, -not.</text:span></text:span></text:p>
              </text:list-item>
              <text:list-item>
                <text:p text:style-name="P17"><text:span text:style-name="HTML_20_Code"><text:span text:style-name="T18">К команде find можно прикреплять действия, которые будут произведены с результатом поиска: -delete, -ls, -print(по умолчанию), -exec(применяет указанную команду к каждой строке результатов поиска)</text:span></text:span></text:p>
              </text:list-item>
              <text:list-item>
                <text:p text:style-name="P17"><text:span text:style-name="HTML_20_Code"><text:span text:style-name="T18"/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11"><text:span text:style-name="T10">Позитивные следствия и/или достоинства описанной в статье технологии (минимум три пункта)</text:span></text:p>
            <text:list xml:id="list2627949305" text:style-name="WWNum3">
              <text:list-item>
                <text:p text:style-name="P20">Скорость использования</text:p>
              </text:list-item>
              <text:list-item>
                <text:p text:style-name="P20">Большое количество критериев поиска</text:p>
              </text:list-item>
              <text:list-item>
                <text:p text:style-name="P20">Возможность одновременного совершения действий с результатами поиска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11"><text:span text:style-name="T10">Негативные следствия и/или недостатки описанной в статье технологии (минимум три пункта)</text:span></text:p>
            <text:list xml:id="list1341990939" text:style-name="WWNum2">
              <text:list-item>
                <text:p text:style-name="P19"><text:span text:style-name="HTML_20_Code"><text:span text:style-name="T15">Необходимо уметь пользоваться терминалом linux</text:span></text:span></text:p>
              </text:list-item>
              <text:list-item>
                <text:p text:style-name="P19"><text:span text:style-name="HTML_20_Code"><text:span text:style-name="T15">Необходимо помнить все нужные критерии поиска</text:span></text:span></text:p>
              </text:list-item>
              <text:list-item>
                <text:p text:style-name="P19"><text:span text:style-name="HTML_20_Code"><text:span text:style-name="T15">При возникновении ошибка из-за невозможности доступа к каким-то файлам или каталогам необходимо принудительное перенаправление потока ошибок в /dev/null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13"><text:span text:style-name="T1">Ваши замечания, пожелания преподавателю </text:span><text:span text:style-name="T4">или</text:span><text:span text:style-name="T1"> анекдот о программистах</text:span><text:span text:style-name="T1"><text:note text:id="ftn1" text:note-class="footnote"><text:note-citation>1</text:note-citation><text:note-body><text:p text:style-name="P1"><text:span text:style-name="T5"><text:tab/></text:span><text:span text:style-name="T1">Наличие этой графы не влияет на оценку</text:span></text:p></text:note-body></text:note></text:span></text:p>
            <text:p text:style-name="P14"/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enlo" svg:font-family="Menlo, Monaco, Consolas, 'Courier New', monospace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4:28:09.191873359</meta:creation-date>
    <dc:date>2020-10-28T14:45:27.140806317</dc:date>
    <meta:editing-duration>PT4M50S</meta:editing-duration>
    <meta:editing-cycles>1</meta:editing-cycles>
    <meta:document-statistic meta:table-count="1" meta:image-count="0" meta:object-count="0" meta:page-count="1" meta:paragraph-count="38" meta:word-count="315" meta:character-count="2484" meta:non-whitespace-character-count="2077"/>
    <meta:generator>LibreOffice/7.0.1.2$Linux_X86_64 LibreOffice_project/00$Build-2</meta:generator>
  </office:meta>
</office:document-meta>
</file>